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2E0D2A689EC7CEF1E7E.jpg" manifest:media-type="image/jpeg"/>
  <manifest:file-entry manifest:full-path="Pictures/10000000000004A6000000C85F035806EAA5659C.jpg" manifest:media-type="image/jpeg"/>
  <manifest:file-entry manifest:full-path="Pictures/10000000000004A6000000C85F518CD9F3874F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PGothic1" svg:font-family="'MS PGothic'" style:font-family-generic="modern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DejaVu Sans2" svg:font-family="'DejaVu Sans'" style:font-family-generic="swiss" style:font-pitch="variable"/>
    <style:font-face style:name="Gill Sans Nova Book" svg:font-family="'Gill Sans Nova Book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Arial Unicode MS1" svg:font-family="'Arial Unicode MS'" style:font-family-generic="modern" style:font-pitch="fixed"/>
    <style:font-face style:name="MS PGothic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textarea-horizontal-align="justify" draw:textarea-vertical-align="middle" draw:auto-grow-height="false" fo:min-height="4.334cm" fo:min-width="8.91cm"/>
    </style:style>
    <style:style style:name="gr3" style:family="graphic" style:parent-style-name="standard">
      <style:graphic-properties draw:textarea-horizontal-align="justify" draw:textarea-vertical-align="middle" draw:auto-grow-height="false" fo:min-height="5.022cm" fo:min-width="8.8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Nomura_20_Standard_20_Cover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2cm" fo:padding-bottom="0cm" fo:padding-left="0cm" fo:padding-right="0cm" fo:wrap-option="wrap"/>
    </style:style>
    <style:style style:name="pr3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Nomura_20_Standard_20_Cover-outline1" style:list-style-name="L5">
      <style:graphic-properties draw:stroke="none" svg:stroke-width="0cm" draw:fill="none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Nomura_20_Standard_20_Cover-notes">
      <style:graphic-properties draw:fill-color="#ffffff" fo:min-height="13.364cm"/>
    </style:style>
    <style:style style:name="pr8" style:family="presentation" style:parent-style-name="Content_20_1-outline1" style:list-style-name="L6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Content_20_1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8cm" fo:padding-bottom="0.18cm" fo:padding-left="0cm" fo:padding-right="0.13cm" fo:wrap-option="wrap"/>
    </style:style>
    <style:style style:name="pr10" style:family="presentation" style:parent-style-name="Content_20_1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Content_20_1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2" style:family="presentation" style:parent-style-name="Content_20_1-notes">
      <style:graphic-properties draw:fill-color="#ffffff" fo:min-height="13.364cm"/>
    </style:style>
    <style:style style:name="pr13" style:family="presentation" style:parent-style-name="Nomura_20_Standard_20_Cover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2cm" fo:padding-bottom="0cm" fo:padding-left="0cm" fo:padding-right="0cm" fo:wrap-option="wrap"/>
    </style:style>
    <style:style style:name="pr15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" style:family="presentation" style:parent-style-name="Nomura_20_Standard_20_Cover-outline1" style:list-style-name="L5">
      <style:graphic-properties draw:stroke="none" svg:stroke-width="0cm" draw:fill="none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7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" style:family="presentation" style:parent-style-name="Nomura_20_Standard_20_Cover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Content_20_1-outline1" style:list-style-name="L6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</style:style>
    <style:style style:name="pr20" style:family="presentation" style:parent-style-name="Content_20_1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8cm" fo:padding-bottom="0.18cm" fo:padding-left="0cm" fo:padding-right="0.13cm" fo:wrap-option="wrap"/>
    </style:style>
    <style:style style:name="pr21" style:family="presentation" style:parent-style-name="Content_20_1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2" style:family="presentation" style:parent-style-name="Content_20_1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Arial Unicode MS2" style:font-size-complex="24pt" style:font-style-complex="normal" style:font-weight-complex="bold"/>
    </style:style>
    <style:style style:name="P2" style:family="paragraph">
      <loext:graphic-properties draw:fill="none"/>
      <style:paragraph-properties fo:margin-top="0cm" fo:margin-bottom="0cm" fo:line-height="12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Arial Unicode MS2" style:font-size-complex="24pt" style:font-style-complex="normal" style:font-weight-complex="bold"/>
    </style:style>
    <style:style style:name="P3" style:family="paragraph">
      <loext:graphic-properties draw:fill="none"/>
      <style:paragraph-properties fo:margin-top="0cm" fo:margin-bottom="0cm" fo:line-height="12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Arial Unicode MS2" style:font-size-complex="18pt" style:font-style-complex="normal" style:font-weight-complex="bold"/>
    </style:style>
    <style:style style:name="P4" style:family="paragraph">
      <loext:graphic-properties draw:fill="none"/>
      <style:paragraph-properties fo:margin-top="0cm" fo:margin-bottom="0cm" fo:line-height="12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Arial Unicode MS2" style:font-size-complex="14pt" style:font-style-complex="normal" style:font-weight-complex="normal"/>
    </style:style>
    <style:style style:name="P5" style:family="paragraph">
      <loext:graphic-properties draw:fill="none"/>
      <style:paragraph-properties fo:margin-top="0.191cm" fo:margin-bottom="0.191cm" fo:line-height="100%" fo:text-align="end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 Unicode MS2" style:font-size-complex="12pt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left="0.635cm" fo:margin-right="0cm" fo:margin-top="0cm" fo:margin-bottom="0cm" fo:line-height="120%" fo:text-align="start" fo:text-indent="-0.63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italic" style:text-underline-style="none" fo:font-weight="normal" style:font-name-asian="MS PGothic" style:font-size-asian="7pt" style:font-style-asian="italic" style:font-weight-asian="normal" style:font-name-complex="Arial Unicode MS2" style:font-size-complex="7pt" style:font-style-complex="italic" style:font-weight-complex="normal"/>
    </style:style>
    <style:style style:name="P8" style:family="paragraph">
      <loext:graphic-properties draw:fill="none"/>
      <style:paragraph-properties fo:margin-left="0cm" fo:margin-right="0cm" fo:margin-top="0.071cm" fo:margin-bottom="0.071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/>
      <style:paragraph-properties fo:margin-top="0cm" fo:margin-bottom="0cm" fo:line-height="113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Gill Sans Nova Book" fo:font-size="40pt" fo:letter-spacing="normal" fo:font-style="normal" style:text-underline-style="none" fo:font-weight="bold" style:font-name-asian="MS PGothic" style:font-size-asian="40pt" style:font-style-asian="normal" style:font-weight-asian="bold" style:font-name-complex="Arial Unicode MS2" style:font-size-complex="40pt" style:font-style-complex="normal" style:font-weight-complex="bold"/>
    </style:style>
    <style:style style:name="P11" style:family="paragraph">
      <loext:graphic-properties draw:fill="none"/>
      <style:paragraph-properties fo:margin-top="0cm" fo:margin-bottom="0cm" fo:line-height="12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Arial Unicode MS2" style:font-size-complex="18pt" style:font-style-complex="normal" style:font-weight-complex="bold"/>
    </style:style>
    <style:style style:name="P12" style:family="paragraph">
      <style:paragraph-properties fo:text-align="start"/>
      <style:text-properties fo:font-size="32pt" style:font-size-asian="32pt" style:font-size-complex="32pt"/>
    </style:style>
    <style:style style:name="P13" style:family="paragraph">
      <style:paragraph-properties fo:text-align="start"/>
      <style:text-properties style:font-name="Gill Sans Nova Book" fo:font-size="32pt" style:font-size-asian="32pt" style:font-size-complex="32pt"/>
    </style:style>
    <style:style style:name="P14" style:family="paragraph">
      <style:text-properties style:font-name="Gill Sans Nova Book" fo:font-size="32pt" style:font-size-asian="32pt" style:font-size-complex="32pt"/>
    </style:style>
    <style:style style:name="P15" style:family="paragraph">
      <loext:graphic-properties draw:fill="none" draw:fill-color="#ffffff"/>
      <style:text-properties style:font-name="Gill Sans Nova Book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margin-top="0cm" fo:margin-bottom="0cm" fo:line-height="113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Arial Unicode MS2" style:font-size-complex="14pt" style:font-style-complex="normal" style:font-weight-complex="bold"/>
    </style:style>
    <style:style style:name="T1" style:family="text">
      <style:text-properties style:font-name="Gill Sans Nova Book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Gill Sans Nova Book" fo:font-size="32pt" style:font-size-asian="32pt" style:font-size-complex="32pt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9cm" text:min-label-width="0.9cm"/>
        <style:text-properties fo:font-family="StarSymbol" fo:color="#cc33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fo:color="#cc3300" fo:font-size="15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mura_20_Standard_20_Cover">
        <office:forms form:automatic-focus="false" form:apply-design-mode="false"/>
        <draw:frame draw:name="Title 8" presentation:style-name="pr1" draw:text-style-name="P2" draw:layer="layout" svg:width="18.461cm" svg:height="1.736cm" svg:x="1.418cm" svg:y="9.751cm" presentation:class="title" presentation:user-transformed="true">
          <draw:text-box>
            <text:p text:style-name="P1">How will Asia navigate the new world order?</text:p>
          </draw:text-box>
        </draw:frame>
        <draw:frame draw:name="Text Placeholder 9" presentation:style-name="pr2" draw:text-style-name="P3" draw:layer="layout" svg:width="18.461cm" svg:height="1.409cm" svg:x="1.418cm" svg:y="11.664cm" presentation:class="outline" presentation:placeholder="true" presentation:user-transformed="true">
          <draw:text-box/>
        </draw:frame>
        <draw:frame draw:name="Text Placeholder 10" presentation:style-name="pr3" draw:text-style-name="P4" draw:layer="layout" svg:width="10.154cm" svg:height="0.665cm" svg:x="1.418cm" svg:y="17.926cm" presentation:class="outline" presentation:placeholder="true" presentation:user-transformed="true">
          <draw:text-box/>
        </draw:frame>
        <draw:frame draw:name="Text Placeholder 11" presentation:style-name="pr4" draw:text-style-name="P5" draw:layer="layout" svg:width="6.277cm" svg:height="3.397cm" svg:x="17.641cm" svg:y="13.525cm" presentation:class="outline" presentation:placeholder="true" presentation:user-transformed="true">
          <draw:text-box/>
        </draw:frame>
        <draw:frame draw:name="Text Placeholder 12" presentation:style-name="pr5" draw:text-style-name="P4" draw:layer="layout" svg:width="10.154cm" svg:height="2.199cm" svg:x="1.418cm" svg:y="13.525cm" presentation:class="outline" presentation:user-transformed="true">
          <draw:text-box>
            <text:list text:style-name="L2">
              <text:list-header>
                <text:p>May 2019<text:line-break/>Singapore</text:p>
              </text:list-header>
            </text:list>
          </draw:text-box>
        </draw:frame>
        <draw:frame draw:name="Text Placeholder 13" presentation:style-name="pr6" draw:text-style-name="P4" draw:layer="layout" svg:width="10.154cm" svg:height="1.31cm" svg:x="1.418cm" svg:y="16.17cm" presentation:class="outline" presentation:user-transformed="true">
          <draw:text-box>
            <text:list text:style-name="L2">
              <text:list-header>
                <text:p>by Danny Quah<text:line-break/>Dean and Li Ka Shing Professor in Economics Lee Kuan Yew School of Public Policy, NU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1">
        <office:forms form:automatic-focus="false" form:apply-design-mode="false"/>
        <draw:frame draw:name="Text Placeholder 9" presentation:style-name="pr8" draw:text-style-name="P7" draw:layer="layout" svg:width="21.968cm" svg:height="0.643cm" svg:x="0.683cm" svg:y="18.126cm" presentation:class="outline" presentation:placeholder="true" presentation:user-transformed="true">
          <draw:text-box/>
        </draw:frame>
        <draw:frame draw:name="Content Placeholder 8" presentation:style-name="pr9" draw:text-style-name="P8" draw:layer="layout" svg:width="23.999cm" svg:height="13.155cm" svg:x="0.683cm" svg:y="4.73cm" presentation:class="outline" presentation:placeholder="true" presentation:user-transformed="true">
          <draw:text-box/>
        </draw:frame>
        <draw:frame draw:name="Text Placeholder 10" presentation:style-name="pr10" draw:text-style-name="P10" draw:layer="layout" svg:width="23.999cm" svg:height="1.599cm" svg:x="0.683cm" svg:y="2.92cm" presentation:class="outline" presentation:user-transformed="true">
          <draw:text-box>
            <text:list text:style-name="L2">
              <text:list-header>
                <text:p text:style-name="P9"><text:span text:style-name="T1">Transition to a new World Order?</text:span></text:p>
              </text:list-header>
            </text:list>
          </draw:text-box>
        </draw:frame>
        <draw:frame draw:name="Title 7" presentation:style-name="pr11" draw:text-style-name="P11" draw:layer="layout" svg:width="16.245cm" svg:height="1.999cm" svg:x="4.865cm" svg:y="0.16cm" presentation:class="title" presentation:placeholder="true" presentation:user-transformed="true">
          <draw:text-box/>
        </draw:frame>
        <draw:custom-shape draw:style-name="gr2" draw:text-style-name="P13" draw:layer="layout" svg:width="9.906cm" svg:height="5.08cm" svg:x="8.382cm" svg:y="5.288cm">
          <text:list text:style-name="L3">
            <text:list-header>
              <text:p><text:span text:style-name="T2">Open, rules-based </text:span></text:p>
            </text:list-header>
          </text:list>
          <text:list text:style-name="L4">
            <text:list-item>
              <text:list>
                <text:list-item>
                  <text:p text:style-name="P12"><text:span text:style-name="T2">What for?</text:span></text:p>
                </text:list-item>
                <text:list-item>
                  <text:p text:style-name="P12"><text:span text:style-name="T2">Where from?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906cm" svg:height="5.842cm" svg:x="1.016cm" svg:y="10.922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5" draw:layer="layout" svg:width="9.906cm" svg:height="5.334cm" svg:x="1.016cm" svg:y="11.176cm">
          <draw:text-box>
            <text:p text:style-name="P14"><text:span text:style-name="T2">Disruption</text:span></text:p>
            <text:p text:style-name="P14"><text:span text:style-name="T2">Agency, Sources, and Consequen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mura_20_Standard_20_Cover">
        <office:forms form:automatic-focus="false" form:apply-design-mode="false"/>
        <draw:frame draw:name="Title 8" presentation:style-name="pr13" draw:text-style-name="P2" draw:layer="layout" svg:width="18.461cm" svg:height="1.736cm" svg:x="1.418cm" svg:y="9.751cm" presentation:class="title" presentation:user-transformed="true">
          <draw:text-box>
            <text:p text:style-name="P1">How will Asia navigate the new world order?</text:p>
          </draw:text-box>
        </draw:frame>
        <draw:frame draw:name="Text Placeholder 9" presentation:style-name="pr14" draw:text-style-name="P3" draw:layer="layout" svg:width="18.461cm" svg:height="1.409cm" svg:x="1.418cm" svg:y="11.664cm" presentation:class="outline" presentation:placeholder="true" presentation:user-transformed="true">
          <draw:text-box/>
        </draw:frame>
        <draw:frame draw:name="Text Placeholder 10" presentation:style-name="pr15" draw:text-style-name="P4" draw:layer="layout" svg:width="10.154cm" svg:height="0.665cm" svg:x="1.418cm" svg:y="17.926cm" presentation:class="outline" presentation:placeholder="true" presentation:user-transformed="true">
          <draw:text-box/>
        </draw:frame>
        <draw:frame draw:name="Text Placeholder 11" presentation:style-name="pr16" draw:text-style-name="P5" draw:layer="layout" svg:width="6.277cm" svg:height="3.397cm" svg:x="17.641cm" svg:y="13.525cm" presentation:class="outline" presentation:placeholder="true" presentation:user-transformed="true">
          <draw:text-box/>
        </draw:frame>
        <draw:frame draw:name="Text Placeholder 12" presentation:style-name="pr17" draw:text-style-name="P4" draw:layer="layout" svg:width="10.154cm" svg:height="2.199cm" svg:x="1.418cm" svg:y="13.525cm" presentation:class="outline" presentation:user-transformed="true">
          <draw:text-box>
            <text:list text:style-name="L2">
              <text:list-header>
                <text:p>May 2019<text:line-break/>Singapore</text:p>
              </text:list-header>
            </text:list>
          </draw:text-box>
        </draw:frame>
        <draw:frame draw:name="Text Placeholder 13" presentation:style-name="pr18" draw:text-style-name="P4" draw:layer="layout" svg:width="10.154cm" svg:height="1.31cm" svg:x="1.418cm" svg:y="16.17cm" presentation:class="outline" presentation:user-transformed="true">
          <draw:text-box>
            <text:list text:style-name="L2">
              <text:list-header>
                <text:p>by Danny Quah<text:line-break/>Dean and Li Ka Shing Professor in Economics Lee Kuan Yew School of Public Policy, NUS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1">
        <draw:frame draw:name="Text Placeholder 9" presentation:style-name="pr19" draw:text-style-name="P7" draw:layer="layout" svg:width="21.968cm" svg:height="0.643cm" svg:x="0.683cm" svg:y="18.126cm" presentation:class="outline" presentation:placeholder="true" presentation:user-transformed="true">
          <draw:text-box/>
        </draw:frame>
        <draw:frame draw:name="Content Placeholder 8" presentation:style-name="pr20" draw:text-style-name="P8" draw:layer="layout" svg:width="23.999cm" svg:height="13.155cm" svg:x="0.683cm" svg:y="4.73cm" presentation:class="outline" presentation:placeholder="true" presentation:user-transformed="true">
          <draw:text-box/>
        </draw:frame>
        <draw:frame draw:name="Text Placeholder 10" presentation:style-name="pr21" draw:text-style-name="P17" draw:layer="layout" svg:width="23.999cm" svg:height="1.599cm" svg:x="0.683cm" svg:y="2.92cm" presentation:class="outline" presentation:placeholder="true" presentation:user-transformed="true">
          <draw:text-box/>
        </draw:frame>
        <draw:frame draw:name="Title 7" presentation:style-name="pr22" draw:text-style-name="P11" draw:layer="layout" svg:width="16.245cm" svg:height="1.999cm" svg:x="4.865cm" svg:y="0.16cm" presentation:class="titl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PGothic1" svg:font-family="'MS PGothic'" style:font-family-generic="modern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DejaVu Sans2" svg:font-family="'DejaVu Sans'" style:font-family-generic="swiss" style:font-pitch="variable"/>
    <style:font-face style:name="Gill Sans Nova Book" svg:font-family="'Gill Sans Nova Book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Arial Unicode MS1" svg:font-family="'Arial Unicode MS'" style:font-family-generic="modern" style:font-pitch="fixed"/>
    <style:font-face style:name="MS PGothic" svg:font-family="'MS PGothi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mura_20_Standard_20_Cover-background" style:display-name="Nomura Standard Cover-background" style:family="presentation">
      <style:graphic-properties draw:stroke="none" draw:fill="solid" draw:fill-color="#ffffff"/>
      <style:text-properties style:letter-kerning="true"/>
    </style:style>
    <style:style style:name="Nomura_20_Standard_20_Cover-backgroundobjects" style:display-name="Nomura Standard 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mura_20_Standard_20_Cover-notes" style:display-name="Nomura Standard 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mura_20_Standard_20_Cover-outline1" style:display-name="Nomura Standard Cover-outline1" style:family="presentation">
      <style:graphic-properties draw:stroke="none" draw:fill="none" draw:auto-grow-height="false" draw:fit-to-size="shrink-to-fit" style:shrink-to-fit="true">
        <text:list-style style:name="Nomura_20_Standard_20_Cover-outline1" style:display-name="Nomura Standard 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modern" style:font-pitch-asian="fixed" style:font-size-asian="12pt" style:language-asian="en" style:country-asian="US" style:font-style-asian="normal" style:font-weight-asian="normal" style:font-name-complex="Arial Unicode MS2" style:font-family-complex="'Arial Unicode MS'" style:font-family-generic-complex="swiss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omura_20_Standard_20_Cover-outline2" style:display-name="Nomura Standard Cover-outline2" style:family="presentation" style:parent-style-name="Nomura_20_Standard_20_Cov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 Unicode MS1" style:font-family-asian="'Arial Unicode MS'" style:font-family-generic-asian="modern" style:font-pitch-asian="fixed" style:font-size-asian="12pt" style:font-style-asian="normal" style:font-weight-asian="normal" style:font-name-complex="Arial Unicode MS2" style:font-family-complex="'Arial Unicode MS'" style:font-family-generic-complex="swiss" style:font-pitch-complex="variable" style:font-size-complex="12pt" style:font-style-complex="normal" style:font-weight-complex="normal" fo:hyphenate="false"/>
    </style:style>
    <style:style style:name="Nomura_20_Standard_20_Cover-outline3" style:display-name="Nomura Standard Cover-outline3" style:family="presentation" style:parent-style-name="Nomura_20_Standard_20_Cov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 Unicode MS1" style:font-family-asian="'Arial Unicode MS'" style:font-family-generic-asian="modern" style:font-pitch-asian="fixed" style:font-size-asian="12pt" style:font-style-asian="normal" style:font-weight-asian="normal" style:font-name-complex="Arial Unicode MS2" style:font-family-complex="'Arial Unicode MS'" style:font-family-generic-complex="swiss" style:font-pitch-complex="variable" style:font-size-complex="12pt" style:font-style-complex="normal" style:font-weight-complex="normal" fo:hyphenate="false"/>
    </style:style>
    <style:style style:name="Nomura_20_Standard_20_Cover-outline4" style:display-name="Nomura Standard Cover-outline4" style:family="presentation" style:parent-style-name="Nomura_20_Standard_20_Cov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 Unicode MS1" style:font-family-asian="'Arial Unicode MS'" style:font-family-generic-asian="modern" style:font-pitch-asian="fixed" style:font-size-asian="12pt" style:font-style-asian="normal" style:font-weight-asian="normal" style:font-name-complex="Arial Unicode MS2" style:font-family-complex="'Arial Unicode MS'" style:font-family-generic-complex="swiss" style:font-pitch-complex="variable" style:font-size-complex="12pt" style:font-style-complex="normal" style:font-weight-complex="normal" fo:hyphenate="false"/>
    </style:style>
    <style:style style:name="Nomura_20_Standard_20_Cover-outline5" style:display-name="Nomura Standard Cover-outline5" style:family="presentation" style:parent-style-name="Nomura_20_Standard_20_Cover-outline4">
      <style:paragraph-properties fo:margin-top="0.1cm" fo:margin-bottom="0cm"/>
      <style:text-properties fo:font-size="20pt" style:font-size-asian="20pt" style:font-size-complex="20pt"/>
    </style:style>
    <style:style style:name="Nomura_20_Standard_20_Cover-outline6" style:display-name="Nomura Standard Cover-outline6" style:family="presentation" style:parent-style-name="Nomura_20_Standard_20_Cover-outline5">
      <style:paragraph-properties fo:margin-top="0.1cm" fo:margin-bottom="0cm"/>
      <style:text-properties fo:font-size="20pt" style:font-size-asian="20pt" style:font-size-complex="20pt"/>
    </style:style>
    <style:style style:name="Nomura_20_Standard_20_Cover-outline7" style:display-name="Nomura Standard Cover-outline7" style:family="presentation" style:parent-style-name="Nomura_20_Standard_20_Cover-outline6">
      <style:paragraph-properties fo:margin-top="0.1cm" fo:margin-bottom="0cm"/>
      <style:text-properties fo:font-size="20pt" style:font-size-asian="20pt" style:font-size-complex="20pt"/>
    </style:style>
    <style:style style:name="Nomura_20_Standard_20_Cover-outline8" style:display-name="Nomura Standard Cover-outline8" style:family="presentation" style:parent-style-name="Nomura_20_Standard_20_Cover-outline7">
      <style:paragraph-properties fo:margin-top="0.1cm" fo:margin-bottom="0cm"/>
      <style:text-properties fo:font-size="20pt" style:font-size-asian="20pt" style:font-size-complex="20pt"/>
    </style:style>
    <style:style style:name="Nomura_20_Standard_20_Cover-outline9" style:display-name="Nomura Standard Cover-outline9" style:family="presentation" style:parent-style-name="Nomura_20_Standard_20_Cover-outline8">
      <style:paragraph-properties fo:margin-top="0.1cm" fo:margin-bottom="0cm"/>
      <style:text-properties fo:font-size="20pt" style:font-size-asian="20pt" style:font-size-complex="20pt"/>
    </style:style>
    <style:style style:name="Nomura_20_Standard_20_Cover-subtitle" style:display-name="Nomura Standard Cover-subtitle" style:family="presentation">
      <style:graphic-properties draw:stroke="none" draw:fill="none" draw:textarea-vertical-align="middle">
        <text:list-style style:name="Nomura_20_Standard_20_Cover-subtitle" style:display-name="Nomura Standard 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mura_20_Standard_20_Cover-title" style:display-name="Nomura Standard Cover-title" style:family="presentation">
      <style:graphic-properties draw:stroke="none" draw:fill="none" draw:textarea-vertical-align="middle">
        <text:list-style style:name="Nomura_20_Standard_20_Cover-title" style:display-name="Nomura Standard 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 Unicode MS2" style:font-family-complex="'Arial Unicode M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1-background" style:display-name="Content 1-background" style:family="presentation">
      <style:graphic-properties draw:stroke="none" draw:fill="solid" draw:fill-color="#ffffff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shrink-to-fit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modern" style:font-pitch-asian="fixed" style:font-size-asian="12pt" style:language-asian="en" style:country-asian="US" style:font-style-asian="normal" style:font-weight-asian="normal" style:font-name-complex="Arial Unicode MS2" style:font-family-complex="'Arial Unicode MS'" style:font-family-generic-complex="swiss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1-outline2" style:display-name="Content 1-outline2" style:family="presentation" style:parent-style-name="Conten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 Unicode MS1" style:font-family-asian="'Arial Unicode MS'" style:font-family-generic-asian="modern" style:font-pitch-asian="fixed" style:font-size-asian="12pt" style:font-style-asian="normal" style:font-weight-asian="normal" style:font-name-complex="Arial Unicode MS2" style:font-family-complex="'Arial Unicode MS'" style:font-family-generic-complex="swiss" style:font-pitch-complex="variable" style:font-size-complex="12pt" style:font-style-complex="normal" style:font-weight-complex="normal" fo:hyphenate="false"/>
    </style:style>
    <style:style style:name="Content_20_1-outline3" style:display-name="Content 1-outline3" style:family="presentation" style:parent-style-name="Conten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 Unicode MS1" style:font-family-asian="'Arial Unicode MS'" style:font-family-generic-asian="modern" style:font-pitch-asian="fixed" style:font-size-asian="12pt" style:font-style-asian="normal" style:font-weight-asian="normal" style:font-name-complex="Arial Unicode MS2" style:font-family-complex="'Arial Unicode MS'" style:font-family-generic-complex="swiss" style:font-pitch-complex="variable" style:font-size-complex="12pt" style:font-style-complex="normal" style:font-weight-complex="normal" fo:hyphenate="false"/>
    </style:style>
    <style:style style:name="Content_20_1-outline4" style:display-name="Content 1-outline4" style:family="presentation" style:parent-style-name="Conten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 Unicode MS1" style:font-family-asian="'Arial Unicode MS'" style:font-family-generic-asian="modern" style:font-pitch-asian="fixed" style:font-size-asian="12pt" style:font-style-asian="normal" style:font-weight-asian="normal" style:font-name-complex="Arial Unicode MS2" style:font-family-complex="'Arial Unicode MS'" style:font-family-generic-complex="swiss" style:font-pitch-complex="variable" style:font-size-complex="12pt" style:font-style-complex="normal" style:font-weight-complex="normal" fo:hyphenate="false"/>
    </style:style>
    <style:style style:name="Content_20_1-outline5" style:display-name="Content 1-outline5" style:family="presentation" style:parent-style-name="Content_20_1-outline4">
      <style:paragraph-properties fo:margin-top="0.1cm" fo:margin-bottom="0cm"/>
      <style:text-properties fo:font-size="20pt" style:font-size-asian="20pt" style:font-size-complex="20pt"/>
    </style:style>
    <style:style style:name="Content_20_1-outline6" style:display-name="Content 1-outline6" style:family="presentation" style:parent-style-name="Content_20_1-outline5">
      <style:paragraph-properties fo:margin-top="0.1cm" fo:margin-bottom="0cm"/>
      <style:text-properties fo:font-size="20pt" style:font-size-asian="20pt" style:font-size-complex="20pt"/>
    </style:style>
    <style:style style:name="Content_20_1-outline7" style:display-name="Content 1-outline7" style:family="presentation" style:parent-style-name="Content_20_1-outline6">
      <style:paragraph-properties fo:margin-top="0.1cm" fo:margin-bottom="0cm"/>
      <style:text-properties fo:font-size="20pt" style:font-size-asian="20pt" style:font-size-complex="20pt"/>
    </style:style>
    <style:style style:name="Content_20_1-outline8" style:display-name="Content 1-outline8" style:family="presentation" style:parent-style-name="Content_20_1-outline7">
      <style:paragraph-properties fo:margin-top="0.1cm" fo:margin-bottom="0cm"/>
      <style:text-properties fo:font-size="20pt" style:font-size-asian="20pt" style:font-size-complex="20pt"/>
    </style:style>
    <style:style style:name="Content_20_1-outline9" style:display-name="Content 1-outline9" style:family="presentation" style:parent-style-name="Content_20_1-outline8">
      <style:paragraph-properties fo:margin-top="0.1cm" fo:margin-bottom="0cm"/>
      <style:text-properties fo:font-size="20pt" style:font-size-asian="20pt" style:font-size-complex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 Unicode MS2" style:font-family-complex="'Arial Unicode MS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059cm, 0cm, 8.191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Nomura_20_Standard_20_Cover-outline1">
      <style:graphic-properties draw:stroke="none" svg:stroke-width="0cm" draw:fill="none" draw:textarea-vertical-align="top" draw:auto-grow-height="false" draw:fit-to-size="false" style:shrink-to-fit="false" fo:min-height="11.049cm" fo:padding-top="0.2cm" fo:padding-bottom="0cm" fo:padding-left="0cm" fo:padding-right="0cm" fo:wrap-option="wrap"/>
    </style:style>
    <style:style style:name="Mpr2" style:family="presentation" style:parent-style-name="Nomura_20_Standard_20_Cov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Nomura_20_Standard_20_Cover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" style:family="presentation" style:parent-style-name="Nomura_20_Standard_20_Cover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Nomura_20_Standard_20_Cov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mura_20_Standard_20_Cov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.05cm" fo:padding-left="0cm" fo:padding-right="0.05cm" fo:wrap-option="wrap"/>
    </style:style>
    <style:style style:name="Mpr8" style:family="presentation" style:parent-style-name="Content_20_1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Conten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8cm" fo:padding-bottom="0.18cm" fo:padding-left="0cm" fo:padding-right="0.13cm" fo:wrap-option="wrap"/>
    </style:style>
    <style:style style:name="Mpr10" style:family="presentation" style:parent-style-name="Content_20_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" style:family="presentation" style:parent-style-name="Content_20_1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Content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onten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20%" fo:text-align="start" style:punctuation-wrap="hanging" style:writing-mode="lr-tb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20%" fo:text-align="start" style:punctuation-wrap="hanging" style:writing-mode="lr-tb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top="0.191cm" fo:margin-bottom="0.191cm" fo:line-height="100%" fo:text-align="end" style:punctuation-wrap="hanging" style:writing-mode="lr-tb"/>
      <style:text-properties fo:font-size="1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style:paragraph-properties fo:margin-top="0cm" fo:margin-bottom="0cm" fo:line-height="120%" fo:text-align="start" style:punctuation-wrap="hanging" style:writing-mode="lr-tb"/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.635cm" fo:margin-right="0cm" fo:margin-top="0cm" fo:margin-bottom="0cm" fo:line-height="12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font-size="7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7pt"/>
    </style:style>
    <style:style style:name="MP19" style:family="paragraph">
      <style:paragraph-properties fo:margin-left="0cm" fo:margin-right="0cm" fo:margin-top="0.071cm" fo:margin-bottom="0.071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20" style:family="paragraph">
      <style:paragraph-properties fo:margin-top="0cm" fo:margin-bottom="0cm" fo:line-height="113%" fo:text-align="start" style:punctuation-wrap="hanging" style:writing-mode="lr-tb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Arial Unicode MS2" style:font-size-complex="1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Arial Unicode MS2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 Unicode MS2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Arial Unicode MS2" style:font-size-complex="24pt" style:font-style-complex="normal" style:font-weight-complex="bold"/>
    </style:style>
    <style:style style:name="MT6" style:family="text">
      <style:text-properties fo:font-variant="normal" fo:text-transform="none" fo:color="#737374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italic" style:text-underline-style="none" fo:font-weight="normal" style:font-name-asian="MS PGothic" style:font-size-asian="7pt" style:font-style-asian="italic" style:font-weight-asian="normal" style:font-name-complex="Arial Unicode MS2" style:font-size-complex="7pt" style:font-style-complex="italic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Arial Unicode MS2" style:font-size-complex="1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Arial Unicode M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cc33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73737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cc3300" fo:font-size="15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cc3300" fo:font-size="150%"/>
      </text:list-level-style-number>
      <text:list-level-style-bullet text:level="2" text:bullet-char="">
        <style:list-level-properties text:space-before="0.005cm" text:min-label-width="0.493cm"/>
        <style:text-properties fo:font-family="Wingdings" style:font-pitch="variable" style:font-charset="x-symbol" fo:color="#cb242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cc3300" fo:font-size="150%"/>
      </text:list-level-style-number>
      <text:list-level-style-bullet text:level="2" text:bullet-char="">
        <style:list-level-properties text:space-before="0.005cm" text:min-label-width="0.493cm"/>
        <style:text-properties fo:font-family="Wingdings" style:font-pitch="variable" style:font-charset="x-symbol" fo:color="#cb2420" fo:font-size="70%"/>
      </text:list-level-style-bullet>
      <text:list-level-style-bullet text:level="3" text:bullet-char="–">
        <style:list-level-properties text:space-before="0.499cm" text:min-label-width="0.493cm"/>
        <style:text-properties fo:font-family="Arial" style:font-family-generic="swiss" style:font-pitch="variable" fo:color="#cb242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cc3300" fo:font-size="150%"/>
      </text:list-level-style-number>
      <text:list-level-style-bullet text:level="2" text:bullet-char="">
        <style:list-level-properties text:space-before="0.005cm" text:min-label-width="0.493cm"/>
        <style:text-properties fo:font-family="Wingdings" style:font-pitch="variable" style:font-charset="x-symbol" fo:color="#cb2420" fo:font-size="70%"/>
      </text:list-level-style-bullet>
      <text:list-level-style-bullet text:level="3" text:bullet-char="–">
        <style:list-level-properties text:space-before="0.499cm" text:min-label-width="0.493cm"/>
        <style:text-properties fo:font-family="Arial" style:font-family-generic="swiss" style:font-pitch="variable" fo:color="#cb2420" fo:font-size="100%"/>
      </text:list-level-style-bullet>
      <text:list-level-style-bullet text:level="4" text:bullet-char="-">
        <style:list-level-properties text:space-before="0.993cm" text:min-label-width="0.497cm"/>
        <style:text-properties fo:font-family="Symbol" fo:color="#cb242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cc3300" fo:font-size="150%"/>
      </text:list-level-style-number>
      <text:list-level-style-bullet text:level="2" text:bullet-char="">
        <style:list-level-properties text:space-before="0.005cm" text:min-label-width="0.493cm"/>
        <style:text-properties fo:font-family="Wingdings" style:font-pitch="variable" style:font-charset="x-symbol" fo:color="#cb2420" fo:font-size="70%"/>
      </text:list-level-style-bullet>
      <text:list-level-style-bullet text:level="3" text:bullet-char="–">
        <style:list-level-properties text:space-before="0.499cm" text:min-label-width="0.493cm"/>
        <style:text-properties fo:font-family="Arial" style:font-family-generic="swiss" style:font-pitch="variable" fo:color="#cb2420" fo:font-size="100%"/>
      </text:list-level-style-bullet>
      <text:list-level-style-bullet text:level="4" text:bullet-char="-">
        <style:list-level-properties text:space-before="0.993cm" text:min-label-width="0.497cm"/>
        <style:text-properties fo:font-family="Symbol" fo:color="#cb2420" fo:font-size="100%"/>
      </text:list-level-style-bullet>
      <text:list-level-style-bullet text:level="5" text:bullet-char="-">
        <style:list-level-properties text:space-before="1.527cm" text:min-label-width="0.462cm"/>
        <style:text-properties fo:font-family="Symbol" fo:color="#cb242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Nomura_20_Standard_20_Cover" style:display-name="Nomura Standard Cover" style:page-layout-name="PM1" draw:style-name="Mdp1">
      <draw:frame draw:name="Picture 27" draw:style-name="Mgr3" draw:text-style-name="MP5" draw:layer="backgroundobjects" drawooo:display="none" svg:width="13.931cm" svg:height="2.341cm" svg:x="0cm" svg:y="0.008cm">
        <draw:image xlink:href="Pictures/10000000000004A6000000C85F035806EAA5659C.jpg" xlink:type="simple" xlink:show="embed" xlink:actuate="onLoad" loext:mime-type="image/jpeg">
          <text:p/>
        </draw:image>
      </draw:frame>
      <draw:frame draw:name="Picture 28" draw:style-name="Mgr3" draw:text-style-name="MP5" draw:layer="backgroundobjects" drawooo:display="none" svg:width="13.931cm" svg:height="2.341cm" svg:x="11.468cm" svg:y="0.008cm">
        <draw:image xlink:href="Pictures/10000000000004A6000000C85F035806EAA5659C.jpg" xlink:type="simple" xlink:show="embed" xlink:actuate="onLoad" loext:mime-type="image/jpeg">
          <text:p/>
        </draw:image>
      </draw:frame>
      <draw:frame draw:name="Picture 29" draw:style-name="Mgr4" draw:text-style-name="MP5" draw:layer="backgroundobjects" drawooo:display="none" svg:width="13.435cm" svg:height="2.341cm" svg:x="4.556cm" svg:y="0.008cm">
        <draw:image xlink:href="Pictures/10000000000004A6000000C85F518CD9F3874F3A.jpg" xlink:type="simple" xlink:show="embed" xlink:actuate="onLoad" loext:mime-type="image/jpeg">
          <text:p/>
        </draw:image>
      </draw:frame>
      <draw:frame draw:name="Text Placeholder 17" presentation:style-name="Mpr1" draw:text-style-name="MP7" draw:layer="backgroundobjects" svg:width="18.461cm" svg:height="1.409cm" svg:x="1.418cm" svg:y="11.664cm" presentation:class="outline" presentation:user-transformed="true">
        <draw:text-box>
          <text:p text:style-name="MP6"><text:span text:style-name="MT1">Enter your subtitle here</text:span></text:p>
        </draw:text-box>
      </draw:frame>
      <draw:frame draw:name="Text Placeholder 17" presentation:style-name="Mpr2" draw:text-style-name="MP9" draw:layer="backgroundobjects" svg:width="10.154cm" svg:height="0.665cm" svg:x="1.418cm" svg:y="17.926cm" presentation:class="outline" presentation:user-transformed="true">
        <draw:text-box>
          <text:p text:style-name="MP8"><text:span text:style-name="MT2">Enter date here</text:span></text:p>
        </draw:text-box>
      </draw:frame>
      <draw:frame draw:name="Text Placeholder 18" presentation:style-name="Mpr3" draw:text-style-name="MP11" draw:layer="backgroundobjects" svg:width="6.277cm" svg:height="3.397cm" svg:x="17.641cm" svg:y="13.525cm" presentation:class="outline" presentation:user-transformed="true">
        <draw:text-box>
          <text:p text:style-name="MP10"><text:span text:style-name="MT3">Client logo here</text:span></text:p>
        </draw:text-box>
      </draw:frame>
      <draw:custom-shape draw:name="Text Box 11" draw:style-name="Mgr5" draw:text-style-name="MP7" draw:layer="backgroundobjects" svg:width="6.065cm" svg:height="0.382cm" svg:x="17.777cm" svg:y="17.543cm">
        <text:p text:style-name="MP12"><text:span text:style-name="MT4">STRICTLY PRIVATE AND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" presentation:style-name="Mpr4" draw:text-style-name="MP14" draw:layer="backgroundobjects" svg:width="18.461cm" svg:height="1.736cm" svg:x="1.418cm" svg:y="9.751cm" presentation:class="title" presentation:user-transformed="true">
        <draw:text-box>
          <text:p text:style-name="MP13"><text:span text:style-name="MT5">Enter your title here</text:span></text:p>
        </draw:text-box>
      </draw:frame>
      <draw:frame draw:name="Text Placeholder 31" presentation:style-name="Mpr2" draw:text-style-name="MP9" draw:layer="backgroundobjects" svg:width="10.154cm" svg:height="2.199cm" svg:x="1.418cm" svg:y="13.525cm" presentation:class="outline" presentation:user-transformed="true">
        <draw:text-box>
          <text:p text:style-name="MP8"><text:span text:style-name="MT2">Business Division</text:span><text:span text:style-name="MT2"><text:line-break/></text:span><text:span text:style-name="MT2">Business Subdivision</text:span><text:span text:style-name="MT2"><text:line-break/></text:span><text:span text:style-name="MT2">Region Label</text:span></text:p>
        </draw:text-box>
      </draw:frame>
      <draw:frame draw:name="Text Placeholder 31" presentation:style-name="Mpr2" draw:text-style-name="MP9" draw:layer="backgroundobjects" svg:width="10.154cm" svg:height="1.31cm" svg:x="1.418cm" svg:y="16.17cm" presentation:class="outline" presentation:user-transformed="true">
        <draw:text-box>
          <text:p text:style-name="MP8"><text:span text:style-name="MT2">Author / Presenter name</text:span><text:span text:style-name="MT2"><text:line-break/></text:span><text:span text:style-name="MT2">Author / Presenter name</text:span></text:p>
        </draw:text-box>
      </draw:frame>
      <draw:custom-shape draw:name="Text Box 11" draw:style-name="Mgr5" draw:text-style-name="MP7" draw:layer="backgroundobjects" svg:width="1.455cm" svg:height="0.382cm" svg:x="22.457cm" svg:y="18.272cm">
        <text:p text:style-name="MP12"><text:span text:style-name="MT4">© Nomur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3" draw:text-style-name="MP5" draw:layer="backgroundobjects" svg:width="25.399cm" svg:height="9.736cm" svg:x="0cm" svg:y="-0.01cm">
        <draw:image xlink:href="Pictures/1000000000000780000002E0D2A689EC7CEF1E7E.jpg" xlink:type="simple" xlink:show="embed" xlink:actuate="onLoad" loext:mime-type="image/jpeg">
          <text:p/>
        </draw:image>
      </draw:frame>
      <presentation:notes style:page-layout-name="PM0">
        <draw:page-thumbnail presentation:style-name="Nomura_20_Standard_20_Cover-title" draw:layer="backgroundobjects" svg:width="19.798cm" svg:height="11.136cm" svg:x="0.6cm" svg:y="2.257cm" presentation:class="page"/>
        <draw:frame presentation:style-name="Nomura_20_Standard_20_Cov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Content_20_1" style:display-name="Content 1" style:page-layout-name="PM1" draw:style-name="Mdp1">
      <draw:frame draw:name="Picture 27" draw:style-name="Mgr3" draw:text-style-name="MP5" draw:layer="backgroundobjects" svg:width="13.931cm" svg:height="2.341cm" svg:x="0cm" svg:y="0.008cm">
        <draw:image xlink:href="Pictures/10000000000004A6000000C85F035806EAA5659C.jpg" xlink:type="simple" xlink:show="embed" xlink:actuate="onLoad" loext:mime-type="image/jpeg">
          <text:p/>
        </draw:image>
      </draw:frame>
      <draw:frame draw:name="Picture 28" draw:style-name="Mgr3" draw:text-style-name="MP5" draw:layer="backgroundobjects" svg:width="13.931cm" svg:height="2.341cm" svg:x="11.468cm" svg:y="0.008cm">
        <draw:image xlink:href="Pictures/10000000000004A6000000C85F035806EAA5659C.jpg" xlink:type="simple" xlink:show="embed" xlink:actuate="onLoad" loext:mime-type="image/jpeg">
          <text:p/>
        </draw:image>
      </draw:frame>
      <draw:frame draw:name="Picture 29" draw:style-name="Mgr4" draw:text-style-name="MP5" draw:layer="backgroundobjects" svg:width="13.435cm" svg:height="2.341cm" svg:x="4.556cm" svg:y="0.008cm">
        <draw:image xlink:href="Pictures/10000000000004A6000000C85F518CD9F3874F3A.jpg" xlink:type="simple" xlink:show="embed" xlink:actuate="onLoad" loext:mime-type="image/jpeg">
          <text:p/>
        </draw:image>
      </draw:frame>
      <draw:frame draw:name="Slide Number Placeholder" presentation:style-name="Mpr7" draw:text-style-name="MP16" draw:layer="backgroundobjects" svg:width="2.039cm" svg:height="0.639cm" svg:x="22.652cm" svg:y="18.12cm" presentation:class="footer" presentation:user-transformed="true">
        <draw:text-box>
          <text:p text:style-name="MP15"><text:span text:style-name="MT6"><text:page-number>2</text:page-number></text:span></text:p>
        </draw:text-box>
      </draw:frame>
      <draw:frame draw:name="Subheader Placeholder" presentation:style-name="Mpr8" draw:text-style-name="MP18" draw:layer="backgroundobjects" svg:width="21.968cm" svg:height="0.643cm" svg:x="0.683cm" svg:y="18.126cm" presentation:class="outline" presentation:user-transformed="true">
        <draw:text-box>
          <text:p text:style-name="MP17"><text:span text:style-name="MT7">Source / Disclaimer / Annotations: </text:span></text:p>
        </draw:text-box>
      </draw:frame>
      <draw:frame draw:name="Content Placeholder 3" presentation:style-name="Mpr9" draw:text-style-name="MP11" draw:layer="backgroundobjects" svg:width="23.999cm" svg:height="13.155cm" svg:x="0.683cm" svg:y="4.73cm" presentation:class="outline" presentation:user-transformed="true">
        <draw:text-box>
          <text:p text:style-name="MP19"><text:span text:style-name="MT8">Click to add text</text:span></text:p>
          <text:list text:style-name="ML9">
            <text:list-item>
              <text:list>
                <text:list-item>
                  <text:p text:style-name="MP19"><text:span text:style-name="MT8">Level 1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9"><text:span text:style-name="MT8">Level 2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Level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Level 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10" draw:text-style-name="MP9" draw:layer="backgroundobjects" svg:width="23.999cm" svg:height="1.599cm" svg:x="0.683cm" svg:y="2.92cm" presentation:class="outline" presentation:user-transformed="true">
        <draw:text-box>
          <text:p text:style-name="MP20"><text:span text:style-name="MT9">Subheading text (optional)</text:span><text:span text:style-name="MT9"><text:line-break/></text:span><text:span text:style-name="MT9">Subheading text (optional)</text:span></text:p>
        </draw:text-box>
      </draw:frame>
      <draw:frame draw:name="Slide Header Placeholder" presentation:style-name="Mpr11" draw:text-style-name="MP7" draw:layer="backgroundobjects" svg:width="16.245cm" svg:height="1.999cm" svg:x="4.865cm" svg:y="0.16cm" presentation:class="title" presentation:user-transformed="true">
        <draw:text-box>
          <text:p text:style-name="MP6"><text:span text:style-name="MT10">Main text</text:span></text:p>
        </draw:text-box>
      </draw:frame>
      <presentation:notes style:page-layout-name="PM0">
        <draw:page-thumbnail presentation:style-name="Content_20_1-title" draw:layer="backgroundobjects" svg:width="14.848cm" svg:height="11.136cm" svg:x="3.075cm" svg:y="2.257cm" presentation:class="page"/>
        <draw:frame presentation:style-name="Content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han, Vincent (Corp Comms/HK)</meta:initial-creator>
    <dc:creator>Danny Quah</dc:creator>
    <meta:editing-cycles>8</meta:editing-cycles>
    <meta:creation-date>2018-12-14T03:23:05</meta:creation-date>
    <dc:date>2019-05-26T15:42:44.798140521</dc:date>
    <meta:editing-duration>PT3H47M8S</meta:editing-duration>
    <meta:generator>LibreOffice/6.2.3.2$Linux_X86_64 LibreOffice_project/20$Build-2</meta:generator>
    <meta:document-statistic meta:object-count="73"/>
    <meta:user-defined meta:name="AppVersion">14.0000</meta:user-defined>
    <meta:user-defined meta:name="Company">Nomur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Theme" xlink:href=""/>
  </office:meta>
</office:document-meta>
</file>